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600000051FBC07CC7B580AA0C.png" manifest:media-type="image/png"/>
  <manifest:file-entry manifest:full-path="Pictures/10000001000000D6000000526B8ED7D1EA77BD83.png" manifest:media-type="image/png"/>
  <manifest:file-entry manifest:full-path="Pictures/10000001000001D2000000812A91BB4EF8AA4D05.png" manifest:media-type="image/png"/>
  <manifest:file-entry manifest:full-path="Pictures/1000000100000080000000802F260AA07D3ACAE1.png" manifest:media-type="image/png"/>
  <manifest:file-entry manifest:full-path="Pictures/10000001000000EC000000B3AADB36248B63F009.png" manifest:media-type="image/png"/>
  <manifest:file-entry manifest:full-path="Pictures/10000001000000D8000000538890E38D7B1CDA21.png" manifest:media-type="image/png"/>
  <manifest:file-entry manifest:full-path="Pictures/10000001000000D40000005294817D352BDA03AB.png" manifest:media-type="image/png"/>
  <manifest:file-entry manifest:full-path="Pictures/10000001000000B9000000E27387519E24CD4183.png" manifest:media-type="image/png"/>
  <manifest:file-entry manifest:full-path="Pictures/10000000000000E400000056D0CA53ED1738FF0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Horizontal_20_Line">
      <style:text-properties officeooo:rsid="03529f02" officeooo:paragraph-rsid="03f07cfc"/>
    </style:style>
    <style:style style:name="P6" style:family="paragraph" style:parent-style-name="Standard">
      <style:text-properties officeooo:rsid="0320107f" officeooo:paragraph-rsid="038c8d3a"/>
    </style:style>
    <style:style style:name="P7" style:family="paragraph" style:parent-style-name="Standard">
      <style:text-properties officeooo:paragraph-rsid="03b497de"/>
    </style:style>
    <style:style style:name="P8" style:family="paragraph" style:parent-style-name="Text_20_body">
      <style:paragraph-properties fo:margin-top="0in" fo:margin-bottom="0in" style:contextual-spacing="false"/>
      <style:text-properties officeooo:paragraph-rsid="03b497de"/>
    </style:style>
    <style:style style:name="P9" style:family="paragraph" style:parent-style-name="Standard">
      <style:text-properties officeooo:rsid="024b9c8f" officeooo:paragraph-rsid="024b9c8f"/>
    </style:style>
    <style:style style:name="P10" style:family="paragraph" style:parent-style-name="Text_20_body">
      <style:text-properties officeooo:rsid="03973d6a" officeooo:paragraph-rsid="03973d6a"/>
    </style:style>
    <style:style style:name="P11" style:family="paragraph" style:parent-style-name="Text_20_body">
      <style:text-properties officeooo:rsid="03973d6a" officeooo:paragraph-rsid="03f07cfc"/>
    </style:style>
    <style:style style:name="P12" style:family="paragraph" style:parent-style-name="Text_20_body">
      <style:text-properties officeooo:paragraph-rsid="03973d6a"/>
    </style:style>
    <style:style style:name="P13" style:family="paragraph" style:parent-style-name="Contents_20_Heading">
      <style:paragraph-properties fo:margin-top="0.0398in" fo:margin-bottom="0.0398in" style:contextual-spacing="false"/>
      <style:text-properties fo:color="#ffffff" loext:opacity="100%" officeooo:rsid="007c45d7" officeooo:paragraph-rsid="03b497de"/>
    </style:style>
    <style:style style:name="P14" style:family="paragraph" style:parent-style-name="Heading_20_4">
      <style:text-properties style:font-name="Albany" fo:font-size="13.3000001907349pt" fo:font-style="italic" fo:font-weight="bold" officeooo:rsid="03c5ca15" officeooo:paragraph-rsid="03f07cfc" style:font-name-asian="Microsoft YaHei" style:font-size-asian="13.3000001907349pt" style:font-style-asian="italic" style:font-weight-asian="bold" style:font-name-complex="Mangal1" style:font-size-complex="13.3000001907349pt" style:font-style-complex="italic" style:font-weight-complex="bold"/>
    </style:style>
    <style:style style:name="P15" style:family="paragraph" style:parent-style-name="Heading_20_4">
      <style:text-properties style:font-name="Albany" fo:font-size="13.3000001907349pt" fo:font-style="italic" fo:font-weight="bold" officeooo:rsid="03ca0d0f" officeooo:paragraph-rsid="03f07cfc" style:font-name-asian="Microsoft YaHei" style:font-size-asian="13.3000001907349pt" style:font-style-asian="italic" style:font-weight-asian="bold" style:font-name-complex="Mangal1" style:font-size-complex="13.3000001907349pt" style:font-style-complex="italic" style:font-weight-complex="bold"/>
    </style:style>
    <style:style style:name="P16" style:family="paragraph" style:parent-style-name="Contents_20_1">
      <style:paragraph-properties>
        <style:tab-stops>
          <style:tab-stop style:position="7.4807in" style:type="right" style:leader-style="dotted" style:leader-text="."/>
        </style:tab-stops>
      </style:paragraph-properties>
    </style:style>
    <style:style style:name="P17" style:family="paragraph" style:parent-style-name="Contents_20_2">
      <style:paragraph-properties>
        <style:tab-stops>
          <style:tab-stop style:position="7.4807in" style:type="right" style:leader-style="dotted" style:leader-text="."/>
        </style:tab-stops>
      </style:paragraph-properties>
    </style:style>
    <style:style style:name="P18" style:family="paragraph" style:parent-style-name="Contents_20_3">
      <style:paragraph-properties>
        <style:tab-stops>
          <style:tab-stop style:position="7.4807in" style:type="right" style:leader-style="dotted" style:leader-text="."/>
        </style:tab-stops>
      </style:paragraph-properties>
    </style:style>
    <style:style style:name="P19" style:family="paragraph" style:parent-style-name="Contents_20_4">
      <style:paragraph-properties>
        <style:tab-stops>
          <style:tab-stop style:position="7.4807in" style:type="right" style:leader-style="dotted" style:leader-text="."/>
        </style:tab-stops>
      </style:paragraph-properties>
    </style:style>
    <style:style style:name="P20" style:family="paragraph" style:parent-style-name="Contents_20_5">
      <style:paragraph-properties>
        <style:tab-stops>
          <style:tab-stop style:position="7.4807in" style:type="right" style:leader-style="dotted" style:leader-text="."/>
        </style:tab-stops>
      </style:paragraph-properties>
    </style:style>
    <style:style style:name="P21" style:family="paragraph" style:parent-style-name="Heading_20_4">
      <style:text-properties officeooo:paragraph-rsid="03f07cfc"/>
    </style:style>
    <style:style style:name="P22" style:family="paragraph" style:parent-style-name="Horizontal_20_Line">
      <style:text-properties officeooo:paragraph-rsid="03f07cfc"/>
    </style:style>
    <style:style style:name="P23" style:family="paragraph" style:parent-style-name="Text_20_body">
      <style:text-properties officeooo:rsid="03d1ce07" officeooo:paragraph-rsid="03f07cfc"/>
    </style:style>
    <style:style style:name="P24" style:family="paragraph" style:parent-style-name="Text_20_body">
      <style:text-properties officeooo:rsid="03c5ca15" officeooo:paragraph-rsid="03f07cfc"/>
    </style:style>
    <style:style style:name="P25" style:family="paragraph" style:parent-style-name="Text_20_body">
      <style:text-properties officeooo:rsid="03d80737" officeooo:paragraph-rsid="03f07cfc"/>
    </style:style>
    <style:style style:name="P26" style:family="paragraph" style:parent-style-name="Text_20_body">
      <style:text-properties officeooo:rsid="03ca0d0f" officeooo:paragraph-rsid="03f07cfc"/>
    </style:style>
    <style:style style:name="P27" style:family="paragraph" style:parent-style-name="Text_20_body">
      <style:text-properties officeooo:rsid="03d4b27b" officeooo:paragraph-rsid="03f07cfc"/>
    </style:style>
    <style:style style:name="P28"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29" style:family="paragraph" style:parent-style-name="Heading_20_1">
      <style:paragraph-properties fo:margin-top="0in" fo:margin-bottom="0in" style:contextual-spacing="false"/>
      <style:text-properties officeooo:paragraph-rsid="035f80d2"/>
    </style:style>
    <style:style style:name="P30" style:family="paragraph" style:parent-style-name="Heading_20_2">
      <style:text-properties style:font-name="Albany" fo:font-size="16.1000003814697pt" fo:font-weight="bold" officeooo:rsid="03c5ca15" officeooo:paragraph-rsid="03f07cfc" style:font-name-asian="Microsoft YaHei" style:font-size-asian="16.1000003814697pt" style:font-weight-asian="bold" style:font-name-complex="Mangal1" style:font-size-complex="16.1000003814697pt" style:font-weight-complex="bold"/>
    </style:style>
    <style:style style:name="P31" style:family="paragraph" style:parent-style-name="Heading_20_2">
      <style:text-properties style:font-name="Albany" fo:font-size="16.1000003814697pt" fo:font-weight="bold" officeooo:rsid="03ca0d0f" officeooo:paragraph-rsid="03f07cfc" style:font-name-asian="Microsoft YaHei" style:font-size-asian="16.1000003814697pt" style:font-weight-asian="bold" style:font-name-complex="Mangal1" style:font-size-complex="16.1000003814697pt" style:font-weight-complex="bold"/>
    </style:style>
    <style:style style:name="P32" style:family="paragraph" style:parent-style-name="Heading_20_2">
      <style:text-properties officeooo:paragraph-rsid="03f07cfc"/>
    </style:style>
    <style:style style:name="P33" style:family="paragraph" style:parent-style-name="Heading_20_3">
      <style:text-properties officeooo:paragraph-rsid="03f07cfc"/>
    </style:style>
    <style:style style:name="P34" style:family="paragraph" style:parent-style-name="Heading_20_5">
      <style:text-properties officeooo:paragraph-rsid="03f07cfc"/>
    </style:style>
    <style:style style:name="T1" style:family="text">
      <style:text-properties fo:font-size="10pt" officeooo:rsid="001a177c" style:font-size-asian="10pt" style:font-size-complex="10pt"/>
    </style:style>
    <style:style style:name="T2" style:family="text">
      <style:text-properties fo:font-size="10pt" officeooo:rsid="03eae069" style:font-size-asian="10pt" style:font-size-complex="10pt"/>
    </style:style>
    <style:style style:name="T3" style:family="text">
      <style:text-properties fo:font-size="10pt" officeooo:rsid="03acb89b" style:font-size-asian="10pt" style:font-size-complex="10pt"/>
    </style:style>
    <style:style style:name="T4" style:family="text">
      <style:text-properties fo:font-size="10pt" officeooo:rsid="03b84b2c" style:font-size-asian="10pt" style:font-size-complex="10pt"/>
    </style:style>
    <style:style style:name="T5" style:family="text">
      <style:text-properties fo:font-size="10pt" officeooo:rsid="03c63d84" style:font-size-asian="10pt" style:font-size-complex="10pt"/>
    </style:style>
    <style:style style:name="T6" style:family="text">
      <style:text-properties fo:font-size="10pt" officeooo:rsid="03f09996" style:font-size-asian="10pt" style:font-size-complex="10pt"/>
    </style:style>
    <style:style style:name="T7" style:family="text">
      <style:text-properties fo:font-size="10pt" officeooo:rsid="03f07cfc" style:font-size-asian="10pt" style:font-size-complex="10pt"/>
    </style:style>
    <style:style style:name="T8" style:family="text">
      <style:text-properties fo:font-size="10pt" officeooo:rsid="03f21579"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b255c8"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f07cfc" style:font-name-asian="Microsoft YaHei" style:font-size-asian="18.2000007629395pt" style:font-weight-asian="bold" style:font-name-complex="Mangal1" style:font-size-complex="18.2000007629395pt" style:font-weight-complex="bold"/>
    </style:style>
    <style:style style:name="T14" style:family="text">
      <style:text-properties officeooo:rsid="00a7279d"/>
    </style:style>
    <style:style style:name="T15" style:family="text">
      <style:text-properties officeooo:rsid="03b0224e"/>
    </style:style>
    <style:style style:name="T16" style:family="text">
      <style:text-properties officeooo:rsid="03973d6a"/>
    </style:style>
    <style:style style:name="T17" style:family="text">
      <style:text-properties officeooo:rsid="03b84b2c"/>
    </style:style>
    <style:style style:name="T18" style:family="text">
      <style:text-properties officeooo:rsid="03c63d84"/>
    </style:style>
    <style:style style:name="T19" style:family="text">
      <style:text-properties officeooo:rsid="03f07cfc"/>
    </style:style>
    <style:style style:name="T20" style:family="text">
      <style:text-properties officeooo:rsid="03d1ce07"/>
    </style:style>
    <style:style style:name="T21" style:family="text">
      <style:text-properties officeooo:rsid="03d4b27b"/>
    </style:style>
    <style:style style:name="T22" style:family="text">
      <style:text-properties officeooo:rsid="03cc1eae"/>
    </style:style>
    <style:style style:name="T23" style:family="text">
      <style:text-properties officeooo:rsid="03ca0d0f"/>
    </style:style>
    <style:style style:name="T24" style:family="text">
      <style:text-properties officeooo:rsid="03f09996"/>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3"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13"><text:s/>1<text:span text:style-name="T17">2</text:span>.1.<text:span text:style-name="T18">1</text:span><text:span text:style-name="T24">0</text:span> Editors - Geometry Nodes Editor - Header - Add Menu - Geometry<text:span text:style-name="T19"> - Read</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6"><text:a xlink:type="simple" xlink:href="#__RefHeading___Toc9731_2334785218" text:style-name="Index_20_Link" text:visited-style-name="Index_20_Link">Detailed table of content<text:tab/>1</text:a></text:p>
          <text:p text:style-name="P16"><text:a xlink:type="simple" xlink:href="#__RefHeading___Toc1324_2343488134" text:style-name="Index_20_Link" text:visited-style-name="Index_20_Link">Add menu - Geometry - Read<text:tab/>2</text:a></text:p>
          <text:p text:style-name="P17"><text:a xlink:type="simple" xlink:href="#__RefHeading___Toc2768_1033763141" text:style-name="Index_20_Link" text:visited-style-name="Index_20_Link">ID<text:tab/>2</text:a></text:p>
          <text:p text:style-name="P17"><text:a xlink:type="simple" xlink:href="#__RefHeading___Toc397_19022436531" text:style-name="Index_20_Link" text:visited-style-name="Index_20_Link">Index<text:tab/>2</text:a></text:p>
          <text:p text:style-name="P17"><text:a xlink:type="simple" xlink:href="#__RefHeading___Toc1113_234472924" text:style-name="Index_20_Link" text:visited-style-name="Index_20_Link">Named Attribute<text:tab/>2</text:a></text:p>
          <text:p text:style-name="P17"><text:a xlink:type="simple" xlink:href="#__RefHeading___Toc397_190224365311" text:style-name="Index_20_Link" text:visited-style-name="Index_20_Link">Normal<text:tab/>3</text:a></text:p>
          <text:p text:style-name="P17"><text:a xlink:type="simple" xlink:href="#__RefHeading___Toc710_3841961726" text:style-name="Index_20_Link" text:visited-style-name="Index_20_Link">Position<text:tab/>4</text:a></text:p>
          <text:p text:style-name="P17"><text:a xlink:type="simple" xlink:href="#__RefHeading___Toc397_190224365313" text:style-name="Index_20_Link" text:visited-style-name="Index_20_Link">Radius<text:tab/>4</text:a></text:p>
        </text:index-body>
      </text:table-of-content>
      <text:p text:style-name="P7"/>
      <table:table table:name="Tabelle4" table:style-name="Tabelle4">
        <table:table-column table:style-name="Tabelle4.A"/>
        <table:table-row>
          <table:table-cell table:style-name="Tabelle4.A1" office:value-type="string">
            <text:h text:style-name="P28" text:outline-level="1"><text:bookmark-start text:name="__RefHeading___Toc9731_2334785218"/>D<text:span text:style-name="T1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6"><text:a xlink:type="simple" xlink:href="#__RefHeading___Toc9731_2334785218" text:style-name="Index_20_Link" text:visited-style-name="Index_20_Link">Detailed table of content<text:tab/>1</text:a></text:p>
          <text:p text:style-name="P16"><text:a xlink:type="simple" xlink:href="#__RefHeading___Toc1324_2343488134" text:style-name="Index_20_Link" text:visited-style-name="Index_20_Link">Add menu - Geometry - Read<text:tab/>2</text:a></text:p>
          <text:p text:style-name="P17"><text:a xlink:type="simple" xlink:href="#__RefHeading___Toc2768_1033763141" text:style-name="Index_20_Link" text:visited-style-name="Index_20_Link">ID<text:tab/>2</text:a></text:p>
          <text:p text:style-name="P18"><text:a xlink:type="simple" xlink:href="#__RefHeading___Toc399_190224365324" text:style-name="Index_20_Link" text:visited-style-name="Index_20_Link">Outputs<text:tab/>2</text:a></text:p>
          <text:p text:style-name="P19"><text:a xlink:type="simple" xlink:href="#__RefHeading___Toc401_190224365324" text:style-name="Index_20_Link" text:visited-style-name="Index_20_Link">ID<text:tab/>2</text:a></text:p>
          <text:p text:style-name="P17"><text:a xlink:type="simple" xlink:href="#__RefHeading___Toc397_19022436531" text:style-name="Index_20_Link" text:visited-style-name="Index_20_Link">Index<text:tab/>2</text:a></text:p>
          <text:p text:style-name="P18"><text:a xlink:type="simple" xlink:href="#__RefHeading___Toc399_19022436532" text:style-name="Index_20_Link" text:visited-style-name="Index_20_Link">Outputs<text:tab/>2</text:a></text:p>
          <text:p text:style-name="P19"><text:a xlink:type="simple" xlink:href="#__RefHeading___Toc401_19022436532" text:style-name="Index_20_Link" text:visited-style-name="Index_20_Link">Index<text:tab/>2</text:a></text:p>
          <text:p text:style-name="P17"><text:a xlink:type="simple" xlink:href="#__RefHeading___Toc1113_234472924" text:style-name="Index_20_Link" text:visited-style-name="Index_20_Link">Named Attribute<text:tab/>2</text:a></text:p>
          <text:p text:style-name="P18"><text:a xlink:type="simple" xlink:href="#__RefHeading___Toc1115_234472924" text:style-name="Index_20_Link" text:visited-style-name="Index_20_Link">Input<text:tab/>3</text:a></text:p>
          <text:p text:style-name="P19"><text:a xlink:type="simple" xlink:href="#__RefHeading___Toc1117_234472924" text:style-name="Index_20_Link" text:visited-style-name="Index_20_Link">Name<text:tab/>3</text:a></text:p>
          <text:p text:style-name="P18"><text:a xlink:type="simple" xlink:href="#__RefHeading___Toc1119_234472924" text:style-name="Index_20_Link" text:visited-style-name="Index_20_Link">Input<text:tab/>3</text:a></text:p>
          <text:p text:style-name="P19"><text:a xlink:type="simple" xlink:href="#__RefHeading___Toc1121_234472924" text:style-name="Index_20_Link" text:visited-style-name="Index_20_Link">Data Type<text:tab/>3</text:a></text:p>
          <text:p text:style-name="P18"><text:a xlink:type="simple" xlink:href="#__RefHeading___Toc1123_234472924" text:style-name="Index_20_Link" text:visited-style-name="Index_20_Link">Output<text:tab/>3</text:a></text:p>
          <text:p text:style-name="P19"><text:a xlink:type="simple" xlink:href="#__RefHeading___Toc1125_234472924" text:style-name="Index_20_Link" text:visited-style-name="Index_20_Link">Attribute<text:tab/>3</text:a></text:p>
          <text:p text:style-name="P17"><text:a xlink:type="simple" xlink:href="#__RefHeading___Toc397_190224365311" text:style-name="Index_20_Link" text:visited-style-name="Index_20_Link">Normal<text:tab/>3</text:a></text:p>
          <text:p text:style-name="P20"><text:a xlink:type="simple" xlink:href="#__RefHeading___Toc1091_3335918894" text:style-name="Index_20_Link" text:visited-style-name="Index_20_Link">Face<text:tab/>3</text:a></text:p>
          <text:p text:style-name="P20"><text:a xlink:type="simple" xlink:href="#__RefHeading___Toc1093_3335918894" text:style-name="Index_20_Link" text:visited-style-name="Index_20_Link">Mesh Vertices<text:tab/>3</text:a></text:p>
          <text:p text:style-name="P20"><text:a xlink:type="simple" xlink:href="#__RefHeading___Toc1095_3335918894" text:style-name="Index_20_Link" text:visited-style-name="Index_20_Link">Edge<text:tab/>3</text:a></text:p>
          <text:p text:style-name="P19"><text:a xlink:type="simple" xlink:href="#__RefHeading___Toc1097_3335918894" text:style-name="Index_20_Link" text:visited-style-name="Index_20_Link">Face Corner<text:tab/>3</text:a></text:p>
          <text:p text:style-name="P20"><text:a xlink:type="simple" xlink:href="#__RefHeading___Toc1099_3335918894" text:style-name="Index_20_Link" text:visited-style-name="Index_20_Link">Curve Control Points<text:tab/>3</text:a></text:p>
          <text:p text:style-name="P20"><text:a xlink:type="simple" xlink:href="#__RefHeading___Toc1101_3335918894" text:style-name="Index_20_Link" text:visited-style-name="Index_20_Link">Warning!<text:tab/>3</text:a></text:p>
          <text:p text:style-name="P18"><text:a xlink:type="simple" xlink:href="#__RefHeading___Toc399_190224365321" text:style-name="Index_20_Link" text:visited-style-name="Index_20_Link">Outputs<text:tab/>4</text:a></text:p>
          <text:p text:style-name="P19"><text:a xlink:type="simple" xlink:href="#__RefHeading___Toc401_190224365321" text:style-name="Index_20_Link" text:visited-style-name="Index_20_Link">Normal<text:tab/>4</text:a></text:p>
          <text:p text:style-name="P17"><text:a xlink:type="simple" xlink:href="#__RefHeading___Toc710_3841961726" text:style-name="Index_20_Link" text:visited-style-name="Index_20_Link">Position<text:tab/>4</text:a></text:p>
          <text:p text:style-name="P18"><text:a xlink:type="simple" xlink:href="#__RefHeading___Toc399_1902243653211" text:style-name="Index_20_Link" text:visited-style-name="Index_20_Link">Outputs<text:tab/>4</text:a></text:p>
          <text:p text:style-name="P19"><text:a xlink:type="simple" xlink:href="#__RefHeading___Toc401_1902243653211" text:style-name="Index_20_Link" text:visited-style-name="Index_20_Link">Position<text:tab/>4</text:a></text:p>
          <text:p text:style-name="P17"><text:a xlink:type="simple" xlink:href="#__RefHeading___Toc397_190224365313" text:style-name="Index_20_Link" text:visited-style-name="Index_20_Link">Radius<text:tab/>4</text:a></text:p>
          <text:p text:style-name="P18"><text:a xlink:type="simple" xlink:href="#__RefHeading___Toc399_190224365323" text:style-name="Index_20_Link" text:visited-style-name="Index_20_Link">Outputs<text:tab/>4</text:a></text:p>
          <text:p text:style-name="P19"><text:a xlink:type="simple" xlink:href="#__RefHeading___Toc401_190224365323" text:style-name="Index_20_Link" text:visited-style-name="Index_20_Link">Radius<text:tab/>4</text:a></text:p>
        </text:index-body>
      </text:table-of-content>
      <text:p text:style-name="P6"/>
      <text:p text:style-name="P9"/>
      <text:p text:style-name="P4"><text:soft-page-break/></text:p>
      <table:table table:name="Tabelle3" table:style-name="Tabelle3">
        <table:table-column table:style-name="Tabelle3.A"/>
        <table:table-row>
          <table:table-cell table:style-name="Tabelle3.A1" office:value-type="string">
            <text:h text:style-name="P29" text:outline-level="1"><text:bookmark-start text:name="__RefHeading___Toc1324_2343488134"/><text:span text:style-name="T10">A</text:span><text:span text:style-name="T11">dd</text:span><text:span text:style-name="T9"> menu - </text:span><text:span text:style-name="T12">Geometry</text:span><text:span text:style-name="T13"> - Read</text:span><text:bookmark-end text:name="__RefHeading___Toc1324_2343488134"/></text:h>
          </table:table-cell>
        </table:table-row>
      </table:table>
      <text:p text:style-name="P3"><draw:frame draw:style-name="fr1" draw:name="Bild2" text:anchor-type="paragraph" svg:y="0.1598in" svg:width="3.1063in" svg:height="0.8583in" draw:z-index="0"><draw:image xlink:href="Pictures/10000001000001D2000000812A91BB4EF8AA4D05.png" xlink:type="simple" xlink:show="embed" xlink:actuate="onLoad" draw:mime-type="image/png"/></draw:frame></text:p>
      <text:p text:style-name="P12"><text:span text:style-name="T16">Here you find </text:span><text:span text:style-name="T15">nodes to modify the geometry.</text:span></text:p>
      <text:p text:style-name="P10"/>
      <text:p text:style-name="P10"/>
      <text:p text:style-name="P10"/>
      <text:p text:style-name="P10"/>
      <text:p text:style-name="P22"/>
      <text:h text:style-name="P30" text:outline-level="2"><draw:frame draw:style-name="fr1" draw:name="Bild11" text:anchor-type="paragraph" svg:y="0.1598in" svg:width="1.4366in" svg:height="0.5516in" draw:z-index="2"><draw:image xlink:href="Pictures/10000001000000D8000000538890E38D7B1CDA21.png" xlink:type="simple" xlink:show="embed" xlink:actuate="onLoad" draw:mime-type="image/png"/></draw:frame><text:bookmark-start text:name="__RefHeading___Toc2768_1033763141"/>I<text:span text:style-name="T20">D</text:span><text:bookmark-end text:name="__RefHeading___Toc2768_1033763141"/></text:h>
      <text:p text:style-name="P24">Retreive the <text:span text:style-name="T20">ID</text:span> of the object.</text:p>
      <text:h text:style-name="P33" text:outline-level="3"><text:bookmark-start text:name="__RefHeading___Toc399_190224365324"/>Outputs<text:bookmark-end text:name="__RefHeading___Toc399_190224365324"/></text:h>
      <text:h text:style-name="P14" text:outline-level="4"><text:bookmark-start text:name="__RefHeading___Toc401_190224365324"/>I<text:span text:style-name="T20">D</text:span><text:bookmark-end text:name="__RefHeading___Toc401_190224365324"/></text:h>
      <text:p text:style-name="P23">The ID of the object.</text:p>
      <text:p text:style-name="P10"/>
      <text:p text:style-name="P22"/>
      <text:h text:style-name="P30" text:outline-level="2"><draw:frame draw:style-name="fr1" draw:name="Bild12" text:anchor-type="paragraph" svg:y="0.1598in" svg:width="1.4134in" svg:height="0.5472in" draw:z-index="3"><draw:image xlink:href="Pictures/10000001000000D40000005294817D352BDA03AB.png" xlink:type="simple" xlink:show="embed" xlink:actuate="onLoad" draw:mime-type="image/png"/></draw:frame><text:bookmark-start text:name="__RefHeading___Toc397_19022436531"/>Index<text:bookmark-end text:name="__RefHeading___Toc397_19022436531"/></text:h>
      <text:p text:style-name="P24"><text:span text:style-name="T21">Retreives </text:span>an integer value indicating the position of each element in the list. This<text:span text:style-name="T21"> list</text:span> depends on the internal order of the data in the geometry, which is not necessarily visible in the 3D Viewport. However, the index value is visible in the left-most column in the Spreadsheet Editor.</text:p>
      <text:h text:style-name="P33" text:outline-level="3"><text:bookmark-start text:name="__RefHeading___Toc399_19022436532"/>Outputs<text:bookmark-end text:name="__RefHeading___Toc399_19022436532"/></text:h>
      <text:h text:style-name="P14" text:outline-level="4"><text:bookmark-start text:name="__RefHeading___Toc401_19022436532"/>Index<text:bookmark-end text:name="__RefHeading___Toc401_19022436532"/></text:h>
      <text:p text:style-name="P11">Integer value which enumerates each point on the geometry.</text:p>
      <text:p text:style-name="P11"/>
      <text:p text:style-name="P22"/>
      <text:h text:style-name="P32" text:outline-level="2"><draw:frame draw:style-name="fr1" draw:name="Bild13" text:anchor-type="paragraph" svg:y="0.1598in" svg:width="1.5866in" svg:height="1.1811in" draw:z-index="4"><draw:image xlink:href="Pictures/10000001000000EC000000B3AADB36248B63F009.png" xlink:type="simple" xlink:show="embed" xlink:actuate="onLoad" draw:mime-type="image/png"/></draw:frame><text:bookmark-start text:name="__RefHeading___Toc1113_234472924"/>Named Attribute<text:bookmark-end text:name="__RefHeading___Toc1113_234472924"/></text:h>
      <text:p text:style-name="P25">Adds a field input.</text:p>
      <text:h text:style-name="P33" text:outline-level="3"><text:bookmark-start text:name="__RefHeading___Toc1115_234472924"/><text:soft-page-break/>Input<text:bookmark-end text:name="__RefHeading___Toc1115_234472924"/></text:h>
      <text:h text:style-name="P21" text:outline-level="4"><text:bookmark-start text:name="__RefHeading___Toc1117_234472924"/>Name<text:bookmark-end text:name="__RefHeading___Toc1117_234472924"/></text:h>
      <text:p text:style-name="P25">The input name for the field.</text:p>
      <text:h text:style-name="P33" text:outline-level="3"><text:bookmark-start text:name="__RefHeading___Toc1119_234472924"/>Input<text:bookmark-end text:name="__RefHeading___Toc1119_234472924"/></text:h>
      <text:h text:style-name="P21" text:outline-level="4"><draw:frame draw:style-name="fr2" draw:name="Bild32" text:anchor-type="paragraph" svg:x="6.1307in" svg:y="-0.0772in" svg:width="1.2319in" svg:height="1.5075in" draw:z-index="5"><draw:image xlink:href="Pictures/10000001000000B9000000E27387519E24CD4183.png" xlink:type="simple" xlink:show="embed" xlink:actuate="onLoad" draw:mime-type="image/png"/></draw:frame><text:bookmark-start text:name="__RefHeading___Toc1121_234472924"/>Data Type<text:bookmark-end text:name="__RefHeading___Toc1121_234472924"/></text:h>
      <text:p text:style-name="P25">What data type to use.</text:p>
      <text:p text:style-name="P25"/>
      <text:p text:style-name="P25"/>
      <text:h text:style-name="P33" text:outline-level="3"><text:bookmark-start text:name="__RefHeading___Toc1123_234472924"/>Output<text:bookmark-end text:name="__RefHeading___Toc1123_234472924"/></text:h>
      <text:h text:style-name="P21" text:outline-level="4"><text:bookmark-start text:name="__RefHeading___Toc1125_234472924"/>Attribute<text:bookmark-end text:name="__RefHeading___Toc1125_234472924"/></text:h>
      <text:p text:style-name="P25">The output attribute name.</text:p>
      <text:p text:style-name="P22"/>
      <text:h text:style-name="P30" text:outline-level="2"><draw:frame draw:style-name="fr1" draw:name="Bild33" text:anchor-type="paragraph" svg:y="0.1598in" svg:width="1.4252in" svg:height="0.5472in" draw:z-index="6"><draw:image xlink:href="Pictures/10000001000000D6000000526B8ED7D1EA77BD83.png" xlink:type="simple" xlink:show="embed" xlink:actuate="onLoad" draw:mime-type="image/png"/></draw:frame><text:bookmark-start text:name="__RefHeading___Toc397_190224365311"/>Normal<text:bookmark-end text:name="__RefHeading___Toc397_190224365311"/></text:h>
      <text:p text:style-name="P24"><text:span text:style-name="T21">R</text:span>eturns a vector for each evaluated point indicating the normal direction. The output can depend on the attribute domain used in the node evaluating the field, but the output is always a normalized unit vector.</text:p>
      <text:p text:style-name="P27">The output depends on where you plug in the normal node.</text:p>
      <text:h text:style-name="P34" text:outline-level="5"><text:bookmark-start text:name="__RefHeading___Toc1091_3335918894"/>Face<text:bookmark-end text:name="__RefHeading___Toc1091_3335918894"/></text:h>
      <text:p text:style-name="P27">On the face domain, the normal is the “up” direction of the face.</text:p>
      <text:h text:style-name="P34" text:outline-level="5"><text:bookmark-start text:name="__RefHeading___Toc1093_3335918894"/>Mesh Vertices<text:bookmark-end text:name="__RefHeading___Toc1093_3335918894"/></text:h>
      <text:p text:style-name="P27">For mesh vertices, the normal is an average of the surrounding face normals. If the vertex does not have any connected faces, the output is simply the normalized position of that vertex.</text:p>
      <text:h text:style-name="P34" text:outline-level="5"><text:bookmark-start text:name="__RefHeading___Toc1095_3335918894"/>Edge<text:bookmark-end text:name="__RefHeading___Toc1095_3335918894"/></text:h>
      <text:p text:style-name="P27">The normal output for each edge is the average of the edge’s two vertex normals.</text:p>
      <text:h text:style-name="P21" text:outline-level="4"><text:bookmark-start text:name="__RefHeading___Toc1097_3335918894"/>Face Corner<text:bookmark-end text:name="__RefHeading___Toc1097_3335918894"/></text:h>
      <text:p text:style-name="P27">The output for each face corner is the same as the face normal of the corresponding face.</text:p>
      <text:h text:style-name="P34" text:outline-level="5"><text:bookmark-start text:name="__RefHeading___Toc1099_3335918894"/>Curve Control Points<text:bookmark-end text:name="__RefHeading___Toc1099_3335918894"/></text:h>
      <text:p text:style-name="P27">The output of this node when used for curve geometry is the evaluated normal of the curve, which depends on the twist method. The normal vector is always perpendicular to the direction of the curve’s path at every point.</text:p>
      <text:h text:style-name="P34" text:outline-level="5"><text:bookmark-start text:name="__RefHeading___Toc1101_3335918894"/>Warning!<text:bookmark-end text:name="__RefHeading___Toc1101_3335918894"/></text:h>
      <text:p text:style-name="P27">Please keep in mind that for NURBS and Bézier spline curves the value retrieved from this node is the value at <text:soft-page-break/>every control point. Which may not correspond to the visible evaluated points. For NURBS splines the difference may be even more pronounced and the result may not be as expected. A Resample Curve Node can be used to create a poly spline, where there is a control point for every evaluated point.</text:p>
      <text:h text:style-name="P33" text:outline-level="3"><text:bookmark-start text:name="__RefHeading___Toc399_190224365321"/>Outputs<text:bookmark-end text:name="__RefHeading___Toc399_190224365321"/></text:h>
      <text:h text:style-name="P14" text:outline-level="4"><text:bookmark-start text:name="__RefHeading___Toc401_190224365321"/>Normal<text:bookmark-end text:name="__RefHeading___Toc401_190224365321"/></text:h>
      <text:p text:style-name="P24">The normal vector output<text:span text:style-name="T22">.</text:span></text:p>
      <text:p text:style-name="P5"/>
      <text:h text:style-name="P30" text:outline-level="2"><draw:frame draw:style-name="fr1" draw:name="Bild34" text:anchor-type="paragraph" svg:y="0.1598in" svg:width="1.4252in" svg:height="0.5398in" draw:z-index="7"><draw:image xlink:href="Pictures/10000001000000D600000051FBC07CC7B580AA0C.png" xlink:type="simple" xlink:show="embed" xlink:actuate="onLoad" draw:mime-type="image/png"/></draw:frame><text:bookmark-start text:name="__RefHeading___Toc710_3841961726"/>Position<text:bookmark-end text:name="__RefHeading___Toc710_3841961726"/></text:h>
      <text:p text:style-name="P24">The Position node outputs a vector of each point of the geometry the node is connected to.</text:p>
      <text:p text:style-name="P24">The node can work on geometry domains besides points. In that case, the position data will be automatically interpolated to the new domain. For example, when used as part of the input to the mesh edge split node, the position for each edge will be the average position of the edges two vertices.</text:p>
      <text:p text:style-name="P24">For instances, the output is the origin of each instance. However, if the node is for a geometry node that adjusts data inside instances, the position output of this node will be in the local space of each instance.</text:p>
      <text:h text:style-name="P33" text:outline-level="3"><text:bookmark-start text:name="__RefHeading___Toc399_1902243653211"/>Outputs<text:bookmark-end text:name="__RefHeading___Toc399_1902243653211"/></text:h>
      <text:h text:style-name="P14" text:outline-level="4"><text:bookmark-start text:name="__RefHeading___Toc401_1902243653211"/>Position<text:bookmark-end text:name="__RefHeading___Toc401_1902243653211"/></text:h>
      <text:p text:style-name="P24">The position vector output.</text:p>
      <text:p text:style-name="P22"/>
      <text:h text:style-name="P31" text:outline-level="2"><draw:frame draw:style-name="fr1" draw:name="Bild35" text:anchor-type="paragraph" svg:y="0.1598in" svg:width="1.5193in" svg:height="0.5752in" draw:z-index="8"><draw:image xlink:href="Pictures/10000000000000E400000056D0CA53ED1738FF0E.png" xlink:type="simple" xlink:show="embed" xlink:actuate="onLoad" draw:mime-type="image/png"/></draw:frame><text:bookmark-start text:name="__RefHeading___Toc397_190224365313"/>Radius<text:bookmark-end text:name="__RefHeading___Toc397_190224365313"/></text:h>
      <text:p text:style-name="P24">Retreive the <text:span text:style-name="T23">radius</text:span> of the object.</text:p>
      <text:h text:style-name="P33" text:outline-level="3"><text:bookmark-start text:name="__RefHeading___Toc399_190224365323"/>Outputs<text:bookmark-end text:name="__RefHeading___Toc399_190224365323"/></text:h>
      <text:h text:style-name="P15" text:outline-level="4"><text:bookmark-start text:name="__RefHeading___Toc401_190224365323"/>Radius<text:bookmark-end text:name="__RefHeading___Toc401_190224365323"/></text:h>
      <text:p text:style-name="P26">The radius o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21579" style:font-size-asian="10pt" style:font-size-complex="10pt"/>
    </style:style>
    <style:style style:name="MT3" style:family="text">
      <style:text-properties fo:font-size="10pt" officeooo:rsid="03acb89b" style:font-size-asian="10pt" style:font-size-complex="10pt"/>
    </style:style>
    <style:style style:name="MT4" style:family="text">
      <style:text-properties fo:font-size="10pt" officeooo:rsid="03b84b2c" style:font-size-asian="10pt" style:font-size-complex="10pt"/>
    </style:style>
    <style:style style:name="MT5" style:family="text">
      <style:text-properties fo:font-size="10pt" officeooo:rsid="03c63d84" style:font-size-asian="10pt" style:font-size-complex="10pt"/>
    </style:style>
    <style:style style:name="MT6" style:family="text">
      <style:text-properties fo:font-size="10pt" officeooo:rsid="03f09996" style:font-size-asian="10pt" style:font-size-complex="10pt"/>
    </style:style>
    <style:style style:name="MT7" style:family="text">
      <style:text-properties fo:font-size="10pt" officeooo:rsid="03f07cfc"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1</text:span><text:span text:style-name="MT6">0</text:span><text:span text:style-name="MT3"> Editors - Geometry Nodes Editor - Header - Add Menu - </text:span><text:span text:style-name="MT7">Geometry - Read</text:span></text:p>
      </style:header>
      <style:footer>
        <text:p text:style-name="MP2"><text:s/><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1H35M59S</meta:editing-duration>
    <meta:editing-cycles>876</meta:editing-cycles>
    <meta:generator>LibreOffice/7.4.6.2$Windows_X86_64 LibreOffice_project/5b1f5509c2decdade7fda905e3e1429a67acd63d</meta:generator>
    <dc:date>2023-09-28T15:31:17.302000000</dc:date>
    <meta:document-statistic meta:table-count="3" meta:image-count="9" meta:object-count="0" meta:page-count="4" meta:paragraph-count="97" meta:word-count="643" meta:character-count="3458" meta:non-whitespace-character-count="2910"/>
    <meta:template xlink:type="simple" xlink:actuate="onRequest" xlink:title="standard1cm" xlink:href="../../../AppData/Roaming/LibreOffice/4/user/template/standard1cm.ott" meta:date="2016-03-29T10:15:31.334000000"/>
  </office:meta>
</office:document-meta>
</file>